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1903A6BC1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3.5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38pt"/>
    </style:style>
    <style:style style:name="P2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4.028cm" svg:height="1.75cm" svg:x="7.622cm" svg:y="1.181cm">
          <draw:text-box>
            <text:p><text:span text:style-name="T1">Тернарный оператор</text:span></text:p>
          </draw:text-box>
        </draw:frame>
        <draw:frame draw:style-name="gr2" draw:text-style-name="P3" draw:layer="layout" svg:width="17.321cm" svg:height="2.384cm" svg:x="6.682cm" svg:y="3.201cm">
          <draw:text-box>
            <text:p text:style-name="P2"><text:span text:style-name="T2">Если условие истинно, то выполняется инструкция_1, в противном случае выполняется инструкция_2.</text:span></text:p>
          </draw:text-box>
        </draw:frame>
        <draw:frame draw:style-name="gr3" draw:text-style-name="P4" draw:layer="layout" svg:width="27.092cm" svg:height="10.582cm" svg:x="1.262cm" svg:y="6.256cm">
          <draw:image xlink:href="Pictures/1000000000000400000001903A6BC1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5:47:16.507015263</meta:creation-date>
    <dc:date>2024-03-17T17:25:02.730150750</dc:date>
    <meta:editing-duration>PT1H26M32S</meta:editing-duration>
    <meta:editing-cycles>57</meta:editing-cycles>
    <meta:generator>LibreOffice/24.2.1.2$Linux_X86_64 LibreOffice_project/47cb2a8f5842ca5ed1da82b752a3c58b1b107b25</meta:generator>
    <meta:document-statistic meta:object-count="21"/>
  </office:meta>
</office:document-meta>
</file>